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C00000059E55F2C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1.274cm" fo:min-width="2.548cm" fo:padding-top="0.15cm" fo:padding-bottom="0.15cm" fo:padding-left="0.275cm" fo:padding-right="0.275cm" draw:shadow="visible" draw:shadow-offset-x="0.102cm" draw:shadow-offset-y="0.102cm" draw:shadow-opacity="70%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224cm" fo:min-width="2.498cm" fo:padding-top="0.15cm" fo:padding-bottom="0.15cm" fo:padding-left="0.275cm" fo:padding-right="0.275cm" draw:shadow="visible" draw:shadow-offset-x="0.102cm" draw:shadow-offset-y="0.102cm" draw:shadow-opacity="70%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cccccc" draw:textarea-horizontal-align="justify" draw:textarea-vertical-align="middle" draw:auto-grow-height="false" fo:min-height="1.224cm" fo:min-width="2.498cm" fo:padding-top="0.15cm" fo:padding-bottom="0.15cm" fo:padding-left="0.275cm" fo:padding-right="0.275cm" draw:shadow="visible" draw:shadow-offset-x="0.102cm" draw:shadow-offset-y="0.102cm" draw:shadow-opacity="70%"/>
    </style:style>
    <style:style style:name="gr4" style:family="graphic" style:parent-style-name="standard">
      <style:graphic-properties draw:stroke="dash" draw:stroke-dash="Fine_20_Dashed" svg:stroke-width="0cm" svg:stroke-color="#000000" draw:marker-start-width="0.124cm" draw:marker-end-width="0.124cm" draw:fill="none" draw:textarea-horizontal-align="justify" draw:textarea-vertical-align="middle" draw:auto-grow-height="false" fo:min-height="11.511cm" fo:min-width="13.978cm" fo:padding-top="0.125cm" fo:padding-bottom="0.125cm" fo:padding-left="0.25cm" fo:padding-right="0.25cm"/>
    </style:style>
    <style:style style:name="gr5" style:family="graphic" style:parent-style-name="standard">
      <style:graphic-properties svg:stroke-width="0.051cm" svg:stroke-color="#000000" draw:fill="solid" draw:fill-color="#b2b2b2" draw:textarea-horizontal-align="justify" draw:textarea-vertical-align="middle" draw:auto-grow-height="false" fo:min-height="0.097cm" fo:min-width="0.057cm" fo:padding-top="0.15cm" fo:padding-bottom="0.15cm" fo:padding-left="0.275cm" fo:padding-right="0.275cm" draw:shadow="visible" draw:shadow-offset-x="0.051cm" draw:shadow-offset-y="0.051cm" draw:shadow-color="#dddddd"/>
    </style:style>
    <style:style style:name="gr6" style:family="graphic" style:parent-style-name="standard">
      <style:graphic-properties svg:stroke-width="0.051cm" svg:stroke-color="#000000" draw:fill="solid" draw:fill-color="#b2b2b2" draw:textarea-horizontal-align="justify" draw:textarea-vertical-align="middle" draw:auto-grow-height="false" fo:min-height="0.097cm" fo:min-width="0.058cm" fo:padding-top="0.15cm" fo:padding-bottom="0.15cm" fo:padding-left="0.275cm" fo:padding-right="0.275cm" draw:shadow="visible" draw:shadow-offset-x="0.051cm" draw:shadow-offset-y="0.051cm" draw:shadow-color="#dddddd"/>
    </style:style>
    <style:style style:name="gr7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fill="none" draw:fill-color="#ffffff" fo:min-height="0.937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width="0.051cm" svg:stroke-color="#000000" draw:fill="none" draw:fill-color="#ffffff" fo:min-height="0.762cm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0.39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0.906cm" fo:min-width="1.863cm" fo:padding-top="0.15cm" fo:padding-bottom="0.15cm" fo:padding-left="0.275cm" fo:padding-right="0.275cm" draw:shadow="visible" draw:shadow-offset-x="0.102cm" draw:shadow-offset-y="0.102cm" draw:shadow-opacity="70%"/>
    </style:style>
    <style:style style:name="gr12" style:family="graphic" style:parent-style-name="standard" style:list-style-name="L1">
      <style:graphic-properties svg:stroke-width="0.051cm" svg:stroke-color="#000000" draw:marker-start-width="0.431cm" draw:marker-end-width="0.431cm" draw:fill-color="#cccccc" draw:textarea-horizontal-align="justify" draw:textarea-vertical-align="middle" draw:auto-grow-height="false" fo:min-height="0.367cm" fo:min-width="0.708cm" fo:padding-top="0.15cm" fo:padding-bottom="0.15cm" fo:padding-left="0.275cm" fo:padding-right="0.275cm" draw:shadow="visible" draw:shadow-offset-x="0.102cm" draw:shadow-offset-y="0.102cm" draw:shadow-opacity="70%"/>
    </style:style>
    <style:style style:name="gr13" style:family="graphic" style:parent-style-name="standard" style:list-style-name="L1">
      <style:graphic-properties svg:stroke-width="0.051cm" svg:stroke-color="#000000" draw:marker-start-width="0.431cm" draw:marker-end-width="0.431cm" draw:fill-color="#cccccc" draw:textarea-horizontal-align="justify" draw:textarea-vertical-align="middle" draw:auto-grow-height="false" fo:min-height="0.367cm" fo:min-width="0.708cm" fo:padding-top="0.15cm" fo:padding-bottom="0.15cm" fo:padding-left="0.275cm" fo:padding-right="0.275cm" draw:shadow="visible" draw:shadow-offset-x="0.102cm" draw:shadow-offset-y="0.102cm" draw:shadow-opacity="70%"/>
    </style:style>
    <style:style style:name="gr1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556cm" fo:min-width="1.101cm" fo:padding-top="0.15cm" fo:padding-bottom="0.15cm" fo:padding-left="0.275cm" fo:padding-right="0.275cm" draw:shadow="visible" draw:shadow-offset-x="0.102cm" draw:shadow-offset-y="0.102cm" draw:shadow-opacity="70%"/>
    </style:style>
    <style:style style:name="gr15" style:family="graphic" style:parent-style-name="standard">
      <style:graphic-properties svg:stroke-width="0.051cm" svg:stroke-color="#000000" draw:marker-start-width="0.355cm" draw:marker-end-width="0.355cm" draw:fill="solid" draw:fill-color="#cccccc" draw:textarea-horizontal-align="justify" draw:textarea-vertical-align="middle" draw:auto-grow-height="false" fo:min-height="3.537cm" fo:min-width="5.399cm" fo:padding-top="0.15cm" fo:padding-bottom="0.15cm" fo:padding-left="0.275cm" fo:padding-right="0.275cm" draw:shadow="visible" draw:shadow-offset-x="0.102cm" draw:shadow-offset-y="0.102cm" draw:shadow-opacity="70%"/>
    </style:style>
    <style:style style:name="gr1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48cm" fo:min-width="1.101cm" fo:padding-top="0.15cm" fo:padding-bottom="0.15cm" fo:padding-left="0.275cm" fo:padding-right="0.275cm" draw:shadow="visible" draw:shadow-offset-x="0.102cm" draw:shadow-offset-y="0.102cm" draw:shadow-opacity="70%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fo:min-height="0.475cm"/>
    </style:style>
    <style:style style:name="gr20" style:family="graphic" style:parent-style-name="standard">
      <style:graphic-properties draw:stroke="none" svg:stroke-color="#000000" draw:fill="none" draw:fill-color="#ffffff" fo:min-height="0.949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Mono2" fo:font-size="12pt" style:font-size-asian="18pt" style:font-size-complex="18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style:font-name="Liberation Mono2" fo:font-size="10pt" fo:font-weight="bold" style:font-size-asian="10pt" style:font-weight-asian="bold" style:font-size-complex="10pt" style:font-weight-complex="bold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style:font-name="Liberation Mono2" fo:font-size="10pt" style:letter-kerning="true" style:font-name-asian="Source Han Sans CN Regular" style:font-size-asian="10pt" style:font-name-complex="Lohit Devanagari" style:font-size-complex="10pt"/>
    </style:style>
    <style:style style:name="P7" style:family="paragraph">
      <style:paragraph-properties fo:text-align="center"/>
      <style:text-properties style:font-name="Liberation Mono2" fo:font-size="10pt" style:font-size-asian="10pt" style:font-size-complex="10pt"/>
    </style:style>
    <style:style style:name="P8" style:family="paragraph">
      <style:text-properties fo:font-size="12pt" style:font-size-asian="12pt" style:font-size-complex="12pt"/>
    </style:style>
    <style:style style:name="T1" style:family="text">
      <style:text-properties style:font-name="Liberation Mono2" fo:font-size="12pt" style:font-size-asian="18pt" style:font-size-complex="1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Liberation Mono2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Liberation Mono2" fo:font-size="10pt" style:letter-kerning="true" style:font-name-asian="Source Han Sans CN Regular" style:font-size-asian="10pt" style:font-name-complex="Lohit Devanagari" style:font-size-complex="10pt"/>
    </style:style>
    <style:style style:name="T5" style:family="text">
      <style:text-properties style:font-name="Liberation Mono2" fo:font-size="10pt" style:font-size-asian="10pt" style:font-size-complex="10pt"/>
    </style:style>
    <style:style style:name="T6" style:family="text">
      <style:text-properties style:font-name="Liberation Mono2" fo:font-size="8pt" fo:font-weight="bold" style:font-size-asian="8pt" style:font-weight-asian="bold" style:font-size-complex="8pt" style:font-weight-complex="bold"/>
    </style:style>
    <style:style style:name="T7" style:family="text">
      <style:text-properties style:font-name="Liberation Mono2" fo:font-size="7pt" style:font-size-asian="7pt" style:font-size-complex="7pt"/>
    </style:style>
    <style:style style:name="T8" style:family="text">
      <style:text-properties style:font-name="Liberation Mono2" fo:font-size="8pt" style:font-size-asian="8pt" style:font-size-complex="8pt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048cm" svg:height="1.524cm" svg:x="6.469cm" svg:y="1.913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3.048cm" svg:height="1.524cm" svg:x="1.77cm" svg:y="1.901cm">
          <text:p text:style-name="P1"><text:span text:style-name="T1">Management</text:span></text:p>
          <text:p text:style-name="P1"><text:span text:style-name="T1">Node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048cm" svg:height="1.524cm" svg:x="6.469cm" svg:y="4.526cm">
          <text:p text:style-name="P1"><text:span text:style-name="T1">Node1</text:span></text:p>
          <text:p text:style-name="P1"><text:span text:style-name="T1">(infra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048cm" svg:height="1.524cm" svg:x="10.025cm" svg:y="4.526cm">
          <text:p text:style-name="P1"><text:span text:style-name="T1">Node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3.048cm" svg:height="1.524cm" svg:x="13.554cm" svg:y="4.526cm">
          <text:p text:style-name="P1"><text:span text:style-name="T1">Node3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714cm" svg:height="11.997cm" svg:x="5.961cm" svg:y="1.478cm">
          <text:p/>
          <draw:enhanced-geometry svg:viewBox="0 0 21600 21600" draw:path-stretchpoint-x="10800" draw:path-stretchpoint-y="10800" draw:text-areas="?f3 ?f4 ?f5 ?f6" draw:type="round-rectangle" draw:modifiers="729.2001893043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0.606cm" svg:height="0.635cm" svg:x="11.528cm" svg:y="6.3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0.607cm" svg:height="0.635cm" svg:x="10.754cm" svg:y="6.3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0.606cm" svg:height="0.635cm" svg:x="9.981cm" svg:y="6.304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" draw:layer="layout" svg:x1="7.993cm" svg:y1="3.437cm" svg:x2="7.993cm" svg:y2="4.526cm" draw:start-shape="id1" draw:start-glue-point="2" draw:end-shape="id2" draw:end-glue-point="0" svg:d="M7993 3437v1089" svg:viewBox="0 0 1 1090">
          <text:p/>
        </draw:connector>
        <draw:connector draw:style-name="gr7" draw:text-style-name="P1" draw:layer="layout" draw:line-skew="0cm 2.05cm 2.504cm" svg:x1="7.993cm" svg:y1="3.437cm" svg:x2="11.549cm" svg:y2="4.526cm" draw:start-shape="id1" draw:start-glue-point="2" draw:end-shape="id3" draw:end-glue-point="0" svg:d="M7993 3437v628-174h3556v635" svg:viewBox="0 0 3557 1090">
          <text:p/>
        </draw:connector>
        <draw:connector draw:style-name="gr7" draw:text-style-name="P1" draw:layer="layout" draw:line-skew="-0.174cm 0cm -0.109cm" svg:x1="7.993cm" svg:y1="3.437cm" svg:x2="15.078cm" svg:y2="4.526cm" draw:start-shape="id1" draw:start-glue-point="2" draw:end-shape="id4" draw:end-glue-point="0" svg:d="M7993 3437v454h3594 3491v635" svg:viewBox="0 0 7086 1090">
          <text:p/>
        </draw:connector>
        <draw:connector draw:style-name="gr7" draw:text-style-name="P1" draw:layer="layout" draw:type="line" svg:x1="4.818cm" svg:y1="2.663cm" svg:x2="6.469cm" svg:y2="2.675cm" draw:start-shape="id5" draw:start-glue-point="1" draw:end-shape="id1" draw:end-glue-point="3" svg:d="M4818 2663l1651 12" svg:viewBox="0 0 1652 13">
          <text:p/>
        </draw:connector>
        <draw:frame draw:style-name="gr8" draw:layer="layout" svg:width="5.334cm" svg:height="1.237cm" svg:x="14.978cm" svg:y="1.732cm">
          <draw:text-box>
            <text:p/>
          </draw:text-box>
        </draw:frame>
        <draw:frame draw:style-name="gr9" draw:layer="layout" svg:width="3.676cm" svg:height="1.062cm" svg:x="9.77cm" svg:y="1.559cm">
          <draw:text-box>
            <text:p>OpenShift </text:p>
          </draw:text-box>
        </draw:frame>
        <draw:frame draw:style-name="gr10" draw:text-style-name="P3" draw:layer="layout" svg:width="1.397cm" svg:height="0.645cm" svg:x="6.446cm" svg:y="7.056cm">
          <draw:text-box>
            <text:p><text:span text:style-name="T2">docker</text:span></text:p>
          </draw:text-box>
        </draw:frame>
        <draw:frame draw:style-name="gr10" draw:text-style-name="P3" draw:layer="layout" svg:width="1.397cm" svg:height="0.645cm" svg:x="10.46cm" svg:y="7.068cm">
          <draw:text-box>
            <text:p><text:span text:style-name="T2">disk1</text:span></text:p>
          </draw:text-box>
        </draw:frame>
        <draw:custom-shape draw:style-name="gr5" draw:text-style-name="P1" draw:layer="layout" svg:width="0.606cm" svg:height="0.635cm" svg:x="12.28cm" svg:y="6.2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3" draw:layer="layout" svg:width="1.397cm" svg:height="0.645cm" svg:x="11.261cm" svg:y="7.069cm">
          <draw:text-box>
            <text:p><text:span text:style-name="T2">disk2</text:span></text:p>
          </draw:text-box>
        </draw:frame>
        <draw:frame draw:style-name="gr10" draw:text-style-name="P3" draw:layer="layout" svg:width="1.397cm" svg:height="0.645cm" svg:x="12.062cm" svg:y="7.07cm">
          <draw:text-box>
            <text:p><text:span text:style-name="T2">disk3</text:span></text:p>
          </draw:text-box>
        </draw:frame>
        <draw:custom-shape draw:style-name="gr5" draw:text-style-name="P1" draw:layer="layout" svg:width="0.606cm" svg:height="0.635cm" svg:x="6.807cm" svg:y="6.3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3" draw:layer="layout" svg:width="1.397cm" svg:height="0.645cm" svg:x="9.525cm" svg:y="7.079cm">
          <draw:text-box>
            <text:p><text:span text:style-name="T2">docker</text:span></text:p>
          </draw:text-box>
        </draw:frame>
        <draw:custom-shape draw:style-name="gr5" draw:text-style-name="P1" draw:layer="layout" svg:width="0.606cm" svg:height="0.635cm" svg:x="15.155cm" svg:y="6.2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0.607cm" svg:height="0.635cm" svg:x="14.381cm" svg:y="6.2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0.606cm" svg:height="0.635cm" svg:x="13.608cm" svg:y="6.29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0.606cm" svg:height="0.635cm" svg:x="15.907cm" svg:y="6.28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3" draw:layer="layout" svg:width="1.397cm" svg:height="0.645cm" svg:x="14.16cm" svg:y="7.068cm">
          <draw:text-box>
            <text:p><text:span text:style-name="T2">disk1</text:span></text:p>
          </draw:text-box>
        </draw:frame>
        <draw:frame draw:style-name="gr10" draw:text-style-name="P3" draw:layer="layout" svg:width="1.397cm" svg:height="0.645cm" svg:x="14.961cm" svg:y="7.069cm">
          <draw:text-box>
            <text:p><text:span text:style-name="T2">disk2</text:span></text:p>
          </draw:text-box>
        </draw:frame>
        <draw:frame draw:style-name="gr10" draw:text-style-name="P3" draw:layer="layout" svg:width="1.397cm" svg:height="0.645cm" svg:x="15.762cm" svg:y="7.07cm">
          <draw:text-box>
            <text:p><text:span text:style-name="T2">disk3</text:span></text:p>
          </draw:text-box>
        </draw:frame>
        <draw:frame draw:style-name="gr10" draw:text-style-name="P3" draw:layer="layout" svg:width="1.397cm" svg:height="0.645cm" svg:x="13.225cm" svg:y="7.079cm">
          <draw:text-box>
            <text:p><text:span text:style-name="T2">docker</text:span></text:p>
          </draw:text-box>
        </draw:frame>
        <draw:custom-shape draw:style-name="gr11" draw:text-style-name="P4" draw:layer="layout" svg:width="2.413cm" svg:height="1.206cm" svg:x="1.335cm" svg:y="9.53cm">
          <text:p text:style-name="P1"><text:span text:style-name="T3">Producer-1</text:span></text:p>
          <text:p text:style-name="P1"><text:span text:style-name="T3">(collectd)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413cm" svg:height="1.206cm" svg:x="1.335cm" svg:y="11.435cm">
          <text:p text:style-name="P1"><text:span text:style-name="T3">Producer-2</text:span></text:p>
          <text:p text:style-name="P1"><text:span text:style-name="T3">(collectd)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778cm" svg:height="0.941cm" svg:x="3.286cm" svg:y="8.822cm">
          <text:p text:style-name="P5"><text:span text:style-name="T4">rsysl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1.778cm" svg:height="0.941cm" svg:x="3.413cm" svg:y="10.779cm">
          <text:p text:style-name="P5"><text:span text:style-name="T4">rsyslo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1.651cm" svg:height="3.856cm" svg:x="6.861cm" svg:y="9.128cm">
          <text:p text:style-name="P1"><text:span text:style-name="T3">Apache</text:span></text:p>
          <text:p text:style-name="P1"><text:span text:style-name="T3">Flume</text:span></text:p>
          <text:p text:style-name="P1"><text:span text:style-name="T5"/></text:p>
          <text:p text:style-name="P1"><text:span text:style-name="T6">Tier-1</text:span></text:p>
          <text:p text:style-name="P1"><text:span text:style-name="T5"/></text:p>
          <text:p text:style-name="P1"><text:span text:style-name="T7">(Morpline)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5.949cm" svg:height="3.837cm" svg:x="9.695cm" svg:y="9.128cm">
          <text:p text:style-name="P1"><text:span text:style-name="T3">Apache</text:span></text:p>
          <text:p text:style-name="P1"><text:span text:style-name="T3">Solr</text:span></text:p>
          <text:p text:style-name="P1"><text:span text:style-name="T3"/></text:p>
          <text:p text:style-name="P1"><text:span text:style-name="T3"/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651cm" svg:height="3.78cm" svg:x="16.465cm" svg:y="9.128cm">
          <text:p text:style-name="P1"><text:span text:style-name="T3">Banana</text:span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8">(Kibana)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3.921cm" svg:y1="10.144cm" svg:x2="6.207cm" svg:y2="10.144cm">
          <text:p/>
        </draw:line>
        <draw:line draw:style-name="gr17" draw:text-style-name="P1" draw:layer="layout" svg:x1="3.921cm" svg:y1="12.244cm" svg:x2="6.207cm" svg:y2="12.244cm">
          <text:p/>
        </draw:line>
        <draw:line draw:style-name="gr18" draw:text-style-name="P1" draw:layer="layout" svg:x1="6.214cm" svg:y1="8.713cm" svg:x2="9.565cm" svg:y2="8.693cm">
          <text:p/>
        </draw:line>
        <draw:line draw:style-name="gr18" draw:text-style-name="P1" draw:layer="layout" svg:x1="10.099cm" svg:y1="8.694cm" svg:x2="15.632cm" svg:y2="8.693cm">
          <text:p/>
        </draw:line>
        <draw:line draw:style-name="gr18" draw:text-style-name="P1" draw:layer="layout" svg:x1="15.861cm" svg:y1="8.693cm" svg:x2="19.015cm" svg:y2="8.693cm">
          <text:p/>
        </draw:line>
        <draw:frame draw:style-name="gr19" draw:text-style-name="P8" draw:layer="layout" svg:width="2.248cm" svg:height="0.725cm" svg:x="6.715cm" svg:y="7.885cm">
          <draw:text-box>
            <text:p><text:span text:style-name="T9">Ingestion</text:span></text:p>
          </draw:text-box>
        </draw:frame>
        <draw:frame draw:style-name="gr19" draw:text-style-name="P8" draw:layer="layout" svg:width="2.297cm" svg:height="0.725cm" svg:x="11.516cm" svg:y="7.886cm">
          <draw:text-box>
            <text:p><text:span text:style-name="T9">Indexing</text:span></text:p>
          </draw:text-box>
        </draw:frame>
        <draw:frame draw:style-name="gr20" draw:text-style-name="P8" draw:layer="layout" svg:width="2.971cm" svg:height="1.199cm" svg:x="15.917cm" svg:y="7.887cm">
          <draw:text-box>
            <text:p><text:span text:style-name="T9">Visualization</text:span></text:p>
          </draw:text-box>
        </draw:frame>
        <draw:frame draw:style-name="gr21" draw:text-style-name="P1" draw:layer="layout" svg:width="1.016cm" svg:height="1.507cm" svg:x="19.015cm" svg:y="8.555cm">
          <draw:image xlink:href="Pictures/100002010000003C00000059E55F2CA1.png" xlink:type="simple" xlink:show="embed" xlink:actuate="onLoad">
            <text:p/>
          </draw:image>
        </draw:frame>
        <draw:custom-shape draw:style-name="gr2" draw:text-style-name="P2" xml:id="id6" draw:id="id6" draw:layer="layout" svg:width="3.048cm" svg:height="1.524cm" svg:x="17.005cm" svg:y="4.517cm">
          <text:p text:style-name="P1"><text:span text:style-name="T1">Node4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0.186cm" svg:x1="8.019cm" svg:y1="3.425cm" svg:x2="18.529cm" svg:y2="4.517cm" draw:end-shape="id6" draw:end-glue-point="0" svg:d="M8019 3425v469h10510v623" svg:viewBox="0 0 10511 1093">
          <text:p/>
        </draw:connector>
        <draw:custom-shape draw:style-name="gr5" draw:text-style-name="P1" draw:layer="layout" svg:width="0.606cm" svg:height="0.635cm" svg:x="18.855cm" svg:y="6.2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0.607cm" svg:height="0.635cm" svg:x="18.081cm" svg:y="6.2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0.606cm" svg:height="0.635cm" svg:x="17.308cm" svg:y="6.2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layer="layout" svg:width="0.606cm" svg:height="0.635cm" svg:x="19.607cm" svg:y="6.27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0" draw:text-style-name="P3" draw:layer="layout" svg:width="1.397cm" svg:height="0.645cm" svg:x="18.661cm" svg:y="7.056cm">
          <draw:text-box>
            <text:p><text:span text:style-name="T2">disk2</text:span></text:p>
          </draw:text-box>
        </draw:frame>
        <draw:frame draw:style-name="gr10" draw:text-style-name="P3" draw:layer="layout" svg:width="1.397cm" svg:height="0.645cm" svg:x="19.462cm" svg:y="7.057cm">
          <draw:text-box>
            <text:p><text:span text:style-name="T2">disk3</text:span></text:p>
          </draw:text-box>
        </draw:frame>
        <draw:frame draw:style-name="gr10" draw:text-style-name="P3" draw:layer="layout" svg:width="1.397cm" svg:height="0.645cm" svg:x="16.925cm" svg:y="7.066cm">
          <draw:text-box>
            <text:p><text:span text:style-name="T2">docker</text:span></text:p>
          </draw:text-box>
        </draw:frame>
        <draw:frame draw:style-name="gr10" draw:text-style-name="P3" draw:layer="layout" svg:width="1.397cm" svg:height="0.645cm" svg:x="17.861cm" svg:y="7.069cm">
          <draw:text-box>
            <text:p><text:span text:style-name="T2">disk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3T21:01:22.103267566</meta:creation-date>
    <dc:date>2016-11-20T10:44:23.179489059</dc:date>
    <meta:editing-duration>PT46M35S</meta:editing-duration>
    <meta:editing-cycles>15</meta:editing-cycles>
    <meta:generator>LibreOffice/4.3.7.2$Linux_X86_64 LibreOffice_project/430$Build-2</meta:generator>
    <dc:creator>Javi Roman</dc:creator>
    <meta:document-statistic meta:object-count="56"/>
  </office:meta>
</office:document-meta>
</file>